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onacoRegular, 'Courier New', monospace"/>
    <style:font-face style:name="SFMono-Regular1" svg:font-family="SFMono-Regular, Consolas, 'Liberation Mono', Menlo, monospace"/>
    <style:font-face style:name="SFMono-Regular" svg:font-family="SFMono-Regular, Menlo, Monaco, Consolas, 'Liberation Mono', 'Courier New', monospace"/>
    <style:font-face style:name="apple-system1" svg:font-family="apple-system, BlinkMacSystemFont, 'Segoe UI', Helvetica, Arial, sans-serif, 'Apple Color Emoji', 'Segoe UI Emoji', 'Segoe UI Symbol'"/>
    <style:font-face style:name="apple-system" svg:font-family="apple-system, BlinkMacSystemFont, 'Segoe UI', Roboto, 'Helvetica Neue', Arial, 'Noto Sans', sans-serif"/>
    <style:font-face style:name="inherit" svg:font-family="inherit"/>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2.226cm" table:align="left"/>
    </style:style>
    <style:style style:name="Tabla1.A" style:family="table-column">
      <style:table-column-properties style:column-width="12.226cm"/>
    </style:style>
    <style:style style:name="Tabla1.A1" style:family="table-cell">
      <style:table-cell-properties style:vertical-align="middle" fo:padding="0cm" fo:border="none"/>
    </style:style>
    <style:style style:name="P1" style:family="paragraph" style:parent-style-name="Standard">
      <style:text-properties officeooo:rsid="0010bfa0" officeooo:paragraph-rsid="0010bfa0"/>
    </style:style>
    <style:style style:name="P2" style:family="paragraph" style:parent-style-name="Standard">
      <style:text-properties officeooo:rsid="00126e4d" officeooo:paragraph-rsid="00126e4d"/>
    </style:style>
    <style:style style:name="P3" style:family="paragraph" style:parent-style-name="Standard">
      <style:text-properties officeooo:rsid="000cfac6" officeooo:paragraph-rsid="000cfac6"/>
    </style:style>
    <style:style style:name="P4" style:family="paragraph" style:parent-style-name="Standard">
      <style:text-properties officeooo:rsid="00155467" officeooo:paragraph-rsid="00155467"/>
    </style:style>
    <style:style style:name="P5" style:family="paragraph" style:parent-style-name="Standard">
      <style:text-properties officeooo:rsid="0016feb9" officeooo:paragraph-rsid="001a6e26"/>
    </style:style>
    <style:style style:name="P6" style:family="paragraph" style:parent-style-name="Standard">
      <style:paragraph-properties fo:text-align="center" style:justify-single-word="false"/>
      <style:text-properties officeooo:rsid="0016feb9" officeooo:paragraph-rsid="001a6e26"/>
    </style:style>
    <style:style style:name="P7" style:family="paragraph" style:parent-style-name="Standard">
      <style:text-properties officeooo:paragraph-rsid="0016feb9"/>
    </style:style>
    <style:style style:name="P8" style:family="paragraph" style:parent-style-name="Standard">
      <style:paragraph-properties fo:text-align="start" style:justify-single-word="false"/>
      <style:text-properties officeooo:rsid="001a6e26" officeooo:paragraph-rsid="001a6e26"/>
    </style:style>
    <style:style style:name="P9" style:family="paragraph" style:parent-style-name="Standard">
      <style:paragraph-properties fo:text-align="start" style:justify-single-word="false"/>
      <style:text-properties officeooo:rsid="001b2233" officeooo:paragraph-rsid="001b2233"/>
    </style:style>
    <style:style style:name="P10" style:family="paragraph" style:parent-style-name="Standard">
      <style:paragraph-properties fo:text-align="start" style:justify-single-word="false"/>
      <style:text-properties officeooo:rsid="00229587" officeooo:paragraph-rsid="00229587"/>
    </style:style>
    <style:style style:name="P11" style:family="paragraph" style:parent-style-name="Standard">
      <style:paragraph-properties fo:text-align="start" style:justify-single-word="false"/>
      <style:text-properties officeooo:rsid="00238843" officeooo:paragraph-rsid="00238843"/>
    </style:style>
    <style:style style:name="P12" style:family="paragraph" style:parent-style-name="Standard">
      <style:text-properties officeooo:rsid="00147c17" officeooo:paragraph-rsid="0016feb9"/>
    </style:style>
    <style:style style:name="P13" style:family="paragraph" style:parent-style-name="Standard">
      <style:paragraph-properties fo:text-align="start" style:justify-single-word="false"/>
      <style:text-properties officeooo:rsid="00265c56" officeooo:paragraph-rsid="00265c56"/>
    </style:style>
    <style:style style:name="P14" style:family="paragraph" style:parent-style-name="Standard">
      <style:paragraph-properties fo:text-align="start" style:justify-single-word="false"/>
      <style:text-properties officeooo:rsid="0027659d" officeooo:paragraph-rsid="0027659d"/>
    </style:style>
    <style:style style:name="P15" style:family="paragraph" style:parent-style-name="Standard">
      <style:paragraph-properties fo:text-align="start" style:justify-single-word="false"/>
      <style:text-properties officeooo:rsid="00285a9b" officeooo:paragraph-rsid="00285a9b"/>
    </style:style>
    <style:style style:name="P16" style:family="paragraph" style:parent-style-name="Standard">
      <style:paragraph-properties fo:text-align="center" style:justify-single-word="false"/>
      <style:text-properties fo:font-size="15pt" officeooo:rsid="0029aa95" officeooo:paragraph-rsid="0029aa95" style:font-size-asian="15pt" style:font-size-complex="15pt"/>
    </style:style>
    <style:style style:name="P17" style:family="paragraph" style:parent-style-name="Standard">
      <style:paragraph-properties fo:text-align="start" style:justify-single-word="false"/>
      <style:text-properties fo:font-size="12pt" officeooo:rsid="0029ac96" officeooo:paragraph-rsid="0029ac96" style:font-size-asian="10.5pt" style:font-size-complex="12pt"/>
    </style:style>
    <style:style style:name="P18" style:family="paragraph" style:parent-style-name="Standard">
      <style:paragraph-properties fo:text-align="start" style:justify-single-word="false"/>
      <style:text-properties fo:font-variant="normal" fo:text-transform="none" style:use-window-font-color="true" style:font-name="monospace" fo:font-size="9.75pt" fo:letter-spacing="normal" fo:font-style="normal" fo:font-weight="normal" officeooo:rsid="006d0369" officeooo:paragraph-rsid="002b6441" style:font-size-asian="12pt" style:font-size-complex="12pt"/>
    </style:style>
    <style:style style:name="P19" style:family="paragraph" style:parent-style-name="Standard">
      <style:paragraph-properties fo:text-align="start" style:justify-single-word="false"/>
      <style:text-properties fo:font-variant="normal" fo:text-transform="none" style:use-window-font-color="true" style:font-name="monospace" fo:font-size="9.75pt" fo:letter-spacing="normal" fo:font-style="normal" fo:font-weight="normal" officeooo:rsid="002b6441" officeooo:paragraph-rsid="002b6441" style:font-size-asian="12pt" style:font-size-complex="12pt"/>
    </style:style>
    <style:style style:name="P20" style:family="paragraph" style:parent-style-name="Standard">
      <style:text-properties fo:font-variant="normal" fo:text-transform="none" style:use-window-font-color="true" style:font-name="monospace" fo:font-size="9.75pt" fo:letter-spacing="normal" fo:font-style="normal" fo:font-weight="normal" officeooo:rsid="00354903" officeooo:paragraph-rsid="00354903" style:font-size-asian="12pt" style:font-size-complex="12pt"/>
    </style:style>
    <style:style style:name="P21" style:family="paragraph" style:parent-style-name="Standard">
      <style:text-properties fo:font-variant="normal" fo:text-transform="none" style:use-window-font-color="true" style:font-name="monospace" fo:font-size="9.75pt" fo:letter-spacing="normal" fo:font-style="normal" fo:font-weight="normal" officeooo:rsid="002d9b46" officeooo:paragraph-rsid="0038b0a9" style:font-size-asian="12pt" style:font-size-complex="12pt"/>
    </style:style>
    <style:style style:name="P22" style:family="paragraph" style:parent-style-name="Standard">
      <style:text-properties fo:font-variant="normal" fo:text-transform="none" style:use-window-font-color="true" style:font-name="monospace" fo:font-size="9.75pt" fo:letter-spacing="normal" fo:font-style="normal" fo:font-weight="normal" officeooo:rsid="0038b0a9" officeooo:paragraph-rsid="0038b0a9" style:font-size-asian="12pt" style:font-size-complex="12pt"/>
    </style:style>
    <style:style style:name="P23"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439cdc" officeooo:paragraph-rsid="00439cdc" style:font-size-asian="12pt" style:font-size-complex="12pt" loext:padding="0cm" loext:border="none"/>
    </style:style>
    <style:style style:name="P24"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453186" officeooo:paragraph-rsid="00453186" style:font-size-asian="12pt" style:font-size-complex="12pt" loext:padding="0cm" loext:border="none"/>
    </style:style>
    <style:style style:name="P25"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454ef0" officeooo:paragraph-rsid="00454ef0" style:font-size-asian="12pt" style:font-size-complex="12pt" loext:padding="0cm" loext:border="none"/>
    </style:style>
    <style:style style:name="P26"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469574" officeooo:paragraph-rsid="00469574" style:font-size-asian="12pt" style:font-size-complex="12pt" loext:padding="0cm" loext:border="none"/>
    </style:style>
    <style:style style:name="P27"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4986ec" officeooo:paragraph-rsid="004986ec" style:font-size-asian="12pt" style:font-size-complex="12pt" loext:padding="0cm" loext:border="none"/>
    </style:style>
    <style:style style:name="P28" style:family="paragraph" style:parent-style-name="Standard">
      <style:paragraph-properties fo:text-align="center" style:justify-single-word="false"/>
      <style:text-properties fo:font-variant="normal" fo:text-transform="none" style:use-window-font-color="true" style:font-name="inherit" fo:font-size="12.75pt" fo:letter-spacing="normal" fo:font-style="normal" fo:font-weight="normal" officeooo:rsid="004986ec" officeooo:paragraph-rsid="004986ec" style:font-size-asian="12pt" style:font-size-complex="12pt" loext:padding="0cm" loext:border="none"/>
    </style:style>
    <style:style style:name="P29"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4dff4d" officeooo:paragraph-rsid="004dff4d" style:font-size-asian="12pt" style:font-size-complex="12pt" loext:padding="0cm" loext:border="none"/>
    </style:style>
    <style:style style:name="P30"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4f53ab" officeooo:paragraph-rsid="004f53ab" style:font-size-asian="12pt" style:font-size-complex="12pt" loext:padding="0cm" loext:border="none"/>
    </style:style>
    <style:style style:name="P31"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4f9e35" officeooo:paragraph-rsid="004f9e35" style:font-size-asian="12pt" style:font-size-complex="12pt" loext:padding="0cm" loext:border="none"/>
    </style:style>
    <style:style style:name="P32"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11729" officeooo:paragraph-rsid="00511729" style:font-size-asian="12pt" style:font-size-complex="12pt" loext:padding="0cm" loext:border="none"/>
    </style:style>
    <style:style style:name="P33"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1d432" officeooo:paragraph-rsid="0051d432" style:font-size-asian="12pt" style:font-size-complex="12pt" loext:padding="0cm" loext:border="none"/>
    </style:style>
    <style:style style:name="P34" style:family="paragraph" style:parent-style-name="Standard">
      <style:paragraph-properties fo:text-align="center" style:justify-single-word="false"/>
      <style:text-properties fo:font-variant="normal" fo:text-transform="none" style:use-window-font-color="true" style:font-name="inherit" fo:font-size="12.75pt" fo:letter-spacing="normal" fo:font-style="normal" fo:font-weight="normal" officeooo:rsid="0053880a" officeooo:paragraph-rsid="0053880a" style:font-size-asian="12pt" style:font-size-complex="12pt" loext:padding="0cm" loext:border="none"/>
    </style:style>
    <style:style style:name="P35"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3880a" officeooo:paragraph-rsid="0053880a" style:font-size-asian="12pt" style:font-size-complex="12pt" loext:padding="0cm" loext:border="none"/>
    </style:style>
    <style:style style:name="P36"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55e45" officeooo:paragraph-rsid="00555e45" style:font-size-asian="12pt" style:font-size-complex="12pt" loext:padding="0cm" loext:border="none"/>
    </style:style>
    <style:style style:name="P37" style:family="paragraph" style:parent-style-name="Standard">
      <style:paragraph-properties fo:text-align="center" style:justify-single-word="false"/>
      <style:text-properties fo:font-variant="normal" fo:text-transform="none" style:use-window-font-color="true" style:font-name="inherit" fo:font-size="12.75pt" fo:letter-spacing="normal" fo:font-style="normal" fo:font-weight="normal" officeooo:rsid="00555e45" officeooo:paragraph-rsid="00555e45" style:font-size-asian="12pt" style:font-size-complex="12pt" loext:padding="0cm" loext:border="none"/>
    </style:style>
    <style:style style:name="P38"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6179b" officeooo:paragraph-rsid="0056179b" style:font-size-asian="12pt" style:font-size-complex="12pt" loext:padding="0cm" loext:border="none"/>
    </style:style>
    <style:style style:name="P39"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705f0" officeooo:paragraph-rsid="005705f0" style:font-size-asian="12pt" style:font-size-complex="12pt" loext:padding="0cm" loext:border="none"/>
    </style:style>
    <style:style style:name="P40"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8cd8f" officeooo:paragraph-rsid="0058cd8f" style:font-size-asian="12pt" style:font-size-complex="12pt" loext:padding="0cm" loext:border="none"/>
    </style:style>
    <style:style style:name="P41"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b71bd" officeooo:paragraph-rsid="005b71bd" style:font-size-asian="12pt" style:font-size-complex="12pt" loext:padding="0cm" loext:border="none"/>
    </style:style>
    <style:style style:name="P42"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bfe84" officeooo:paragraph-rsid="005bfe84" style:font-size-asian="12pt" style:font-size-complex="12pt" loext:padding="0cm" loext:border="none"/>
    </style:style>
    <style:style style:name="P43"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c2ca3" officeooo:paragraph-rsid="005c2ca3" style:font-size-asian="12pt" style:font-size-complex="12pt" loext:padding="0cm" loext:border="none"/>
    </style:style>
    <style:style style:name="P44" style:family="paragraph" style:parent-style-name="Standard">
      <style:paragraph-properties fo:text-align="start" style:justify-single-word="false"/>
      <style:text-properties fo:font-variant="normal" fo:text-transform="none" style:use-window-font-color="true" style:font-name="inherit" fo:font-size="12.75pt" fo:letter-spacing="normal" fo:font-style="normal" fo:font-weight="normal" officeooo:rsid="005d6806" officeooo:paragraph-rsid="005d6806" style:font-size-asian="12pt" style:font-size-complex="12pt" loext:padding="0cm" loext:border="none"/>
    </style:style>
    <style:style style:name="P45" style:family="paragraph" style:parent-style-name="Standard">
      <style:paragraph-properties fo:text-align="start" style:justify-single-word="false"/>
      <style:text-properties fo:font-variant="normal" fo:text-transform="none" style:use-window-font-color="true" style:font-name="inherit" fo:font-size="14pt" fo:letter-spacing="normal" fo:font-style="normal" fo:font-weight="normal" officeooo:rsid="004986ec" officeooo:paragraph-rsid="004986ec" style:font-size-asian="14pt" style:font-size-complex="14pt" loext:padding="0cm" loext:border="none"/>
    </style:style>
    <style:style style:name="P46" style:family="paragraph" style:parent-style-name="Standard">
      <style:paragraph-properties fo:text-align="start" style:justify-single-word="false"/>
      <style:text-properties fo:font-variant="normal" fo:text-transform="none" style:use-window-font-color="true" style:font-name="inherit" fo:font-size="14pt" fo:letter-spacing="normal" fo:font-style="normal" fo:font-weight="normal" officeooo:rsid="004a9a17" officeooo:paragraph-rsid="004a9a17" style:font-size-asian="14pt" style:font-size-complex="14pt" loext:padding="0cm" loext:border="none"/>
    </style:style>
    <style:style style:name="P47" style:family="paragraph" style:parent-style-name="Standard">
      <style:paragraph-properties fo:text-align="start" style:justify-single-word="false"/>
      <style:text-properties fo:font-variant="normal" fo:text-transform="none" style:use-window-font-color="true" style:font-name="inherit" fo:font-size="12pt" fo:letter-spacing="normal" fo:font-style="normal" fo:font-weight="normal" officeooo:rsid="005bfe84" officeooo:paragraph-rsid="005bfe84" style:font-size-asian="12pt" style:font-size-complex="12pt" loext:padding="0cm" loext:border="none"/>
    </style:style>
    <style:style style:name="P48" style:family="paragraph" style:parent-style-name="Standard">
      <style:paragraph-properties fo:text-align="start" style:justify-single-word="false"/>
      <style:text-properties fo:font-variant="normal" fo:text-transform="none" fo:color="#008000" style:font-name="inherit" fo:font-size="9pt" fo:letter-spacing="normal" fo:font-style="normal" fo:font-weight="bold" officeooo:paragraph-rsid="0042fd11" loext:padding="0cm" loext:border="none"/>
    </style:style>
    <style:style style:name="P49" style:family="paragraph" style:parent-style-name="Standard">
      <style:paragraph-properties fo:text-align="start" style:justify-single-word="false"/>
      <style:text-properties fo:font-variant="normal" fo:text-transform="none" fo:color="#008000" style:font-name="inherit" fo:font-size="12.75pt" fo:letter-spacing="normal" fo:font-style="normal" fo:font-weight="normal" officeooo:rsid="00439cdc" officeooo:paragraph-rsid="00439cdc" style:font-size-asian="12pt" style:font-size-complex="12pt" loext:padding="0cm" loext:border="none"/>
    </style:style>
    <style:style style:name="P50" style:family="paragraph" style:parent-style-name="Standard">
      <style:text-properties officeooo:paragraph-rsid="002b6441"/>
    </style:style>
    <style:style style:name="P51" style:family="paragraph" style:parent-style-name="Standard">
      <style:text-properties officeooo:rsid="002b6441" officeooo:paragraph-rsid="002b6441"/>
    </style:style>
    <style:style style:name="P52" style:family="paragraph" style:parent-style-name="Standard">
      <style:paragraph-properties fo:text-align="start" style:justify-single-word="false"/>
      <style:text-properties officeooo:paragraph-rsid="0029ac96"/>
    </style:style>
    <style:style style:name="P53" style:family="paragraph" style:parent-style-name="Standard">
      <style:text-properties officeooo:paragraph-rsid="00354903"/>
    </style:style>
    <style:style style:name="P54"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style>
    <style:style style:name="P5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339a69"/>
    </style:style>
    <style:style style:name="P56" style:family="paragraph" style:parent-style-name="Heading_20_1">
      <style:paragraph-properties fo:margin-left="0cm" fo:margin-right="0cm" fo:margin-top="0cm" fo:margin-bottom="0cm" loext:contextual-spacing="false" fo:text-indent="0cm" style:auto-text-indent="false" fo:padding="0cm" fo:border="none"/>
      <style:text-properties fo:color="#333333" fo:font-size="22.5pt" fo:font-weight="bold" loext:padding="0cm" loext:border="none"/>
    </style:style>
    <style:style style:name="P57"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6d0369" officeooo:paragraph-rsid="002b6441" style:font-size-asian="12pt" style:font-size-complex="12pt"/>
    </style:style>
    <style:style style:name="P58"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2d9b46" officeooo:paragraph-rsid="002d9b46" style:font-size-asian="12pt" style:font-size-complex="12pt"/>
    </style:style>
    <style:style style:name="P59"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2d9b46" officeooo:paragraph-rsid="00339a69" style:font-size-asian="12pt" style:font-size-complex="12pt"/>
    </style:style>
    <style:style style:name="P60"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2d9b46" officeooo:paragraph-rsid="003a97c4" style:font-size-asian="12pt" style:font-size-complex="12pt"/>
    </style:style>
    <style:style style:name="P61"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2e0a16" officeooo:paragraph-rsid="002e0a16" style:font-size-asian="12pt" style:font-size-complex="12pt"/>
    </style:style>
    <style:style style:name="P62"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2e0a16" officeooo:paragraph-rsid="00354903" style:font-size-asian="12pt" style:font-size-complex="12pt"/>
    </style:style>
    <style:style style:name="P63"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2e0a16" officeooo:paragraph-rsid="0038b0a9" style:font-size-asian="12pt" style:font-size-complex="12pt"/>
    </style:style>
    <style:style style:name="P64"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2e0a16" officeooo:paragraph-rsid="003a97c4" style:font-size-asian="12pt" style:font-size-complex="12pt"/>
    </style:style>
    <style:style style:name="P65"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2e0a16" officeooo:paragraph-rsid="0041b86f" style:font-size-asian="12pt" style:font-size-complex="12pt"/>
    </style:style>
    <style:style style:name="P66"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2eade5" officeooo:paragraph-rsid="002e0a16" style:font-size-asian="12pt" style:font-size-complex="12pt"/>
    </style:style>
    <style:style style:name="P67"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2ef7a4" officeooo:paragraph-rsid="002ef7a4" style:font-size-asian="12pt" style:font-size-complex="12pt"/>
    </style:style>
    <style:style style:name="P68"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309af7" officeooo:paragraph-rsid="00309af7" style:font-size-asian="12pt" style:font-size-complex="12pt"/>
    </style:style>
    <style:style style:name="P69"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31049b" officeooo:paragraph-rsid="0031049b" style:font-size-asian="12pt" style:font-size-complex="12pt"/>
    </style:style>
    <style:style style:name="P70"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31cbe3" officeooo:paragraph-rsid="0031cbe3" style:font-size-asian="12pt" style:font-size-complex="12pt"/>
    </style:style>
    <style:style style:name="P71"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326dd7" officeooo:paragraph-rsid="00326dd7" style:font-size-asian="12pt" style:font-size-complex="12pt"/>
    </style:style>
    <style:style style:name="P72"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326dd7" officeooo:paragraph-rsid="00339a69" style:font-size-asian="12pt" style:font-size-complex="12pt"/>
    </style:style>
    <style:style style:name="P73" style:family="paragraph" style:parent-style-name="Preformatted_20_Text">
      <style:paragraph-properties fo:text-align="center" style:justify-single-word="false"/>
      <style:text-properties fo:font-variant="normal" fo:text-transform="none" style:use-window-font-color="true" style:font-name="monospace" fo:font-size="9.75pt" fo:letter-spacing="normal" fo:font-style="normal" fo:font-weight="normal" officeooo:rsid="0036d167" officeooo:paragraph-rsid="0036d167" style:font-size-asian="12pt" style:font-size-complex="12pt"/>
    </style:style>
    <style:style style:name="P74"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36d167" officeooo:paragraph-rsid="0036d167" style:font-size-asian="12pt" style:font-size-complex="12pt"/>
    </style:style>
    <style:style style:name="P75"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3a97c4" officeooo:paragraph-rsid="003a97c4" style:font-size-asian="12pt" style:font-size-complex="12pt"/>
    </style:style>
    <style:style style:name="P76"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3d701f" officeooo:paragraph-rsid="003d701f" style:font-size-asian="12pt" style:font-size-complex="12pt"/>
    </style:style>
    <style:style style:name="P77"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3e0d5e" officeooo:paragraph-rsid="003e0d5e" style:font-size-asian="12pt" style:font-size-complex="12pt"/>
    </style:style>
    <style:style style:name="P78"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3fc827" officeooo:paragraph-rsid="003fc827" style:font-size-asian="12pt" style:font-size-complex="12pt"/>
    </style:style>
    <style:style style:name="P79"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41b86f" officeooo:paragraph-rsid="0041b86f" style:font-size-asian="12pt" style:font-size-complex="12pt"/>
    </style:style>
    <style:style style:name="P80" style:family="paragraph" style:parent-style-name="Preformatted_20_Text">
      <style:paragraph-properties fo:text-align="start" style:justify-single-word="false"/>
      <style:text-properties fo:font-variant="normal" fo:text-transform="none" style:use-window-font-color="true" style:font-name="inherit" fo:font-size="12.75pt" fo:letter-spacing="normal" fo:font-style="normal" fo:font-weight="normal" officeooo:rsid="005d6806" officeooo:paragraph-rsid="005d6806" style:font-size-asian="12pt" style:font-size-complex="12pt" loext:padding="0cm" loext:border="none"/>
    </style:style>
    <style:style style:name="P81" style:family="paragraph" style:parent-style-name="Preformatted_20_Text">
      <style:paragraph-properties fo:text-align="start" style:justify-single-word="false"/>
      <style:text-properties fo:font-size="9.75pt" officeooo:rsid="007cde33" officeooo:paragraph-rsid="002d9b46" style:font-size-asian="12pt" style:font-size-complex="12pt"/>
    </style:style>
    <style:style style:name="P82" style:family="paragraph" style:parent-style-name="Preformatted_20_Text">
      <style:paragraph-properties fo:text-align="start" style:justify-single-word="false"/>
      <style:text-properties fo:font-size="9.75pt" officeooo:rsid="002d9b46" officeooo:paragraph-rsid="002e0a16" style:font-size-asian="12pt" style:font-size-complex="12pt"/>
    </style:style>
    <style:style style:name="P83" style:family="paragraph" style:parent-style-name="Preformatted_20_Text">
      <style:paragraph-properties fo:text-align="start" style:justify-single-word="false"/>
      <style:text-properties fo:font-size="9.75pt" officeooo:rsid="002d9b46" officeooo:paragraph-rsid="00354903" style:font-size-asian="12pt" style:font-size-complex="12pt"/>
    </style:style>
    <style:style style:name="P84" style:family="paragraph" style:parent-style-name="Preformatted_20_Text">
      <style:paragraph-properties fo:text-align="start" style:justify-single-word="false"/>
      <style:text-properties fo:font-size="9.75pt" officeooo:rsid="002eade5" officeooo:paragraph-rsid="002eade5" style:font-size-asian="12pt" style:font-size-complex="12pt"/>
    </style:style>
    <style:style style:name="P85" style:family="paragraph" style:parent-style-name="Preformatted_20_Text">
      <style:paragraph-properties fo:text-align="start" style:justify-single-word="false"/>
      <style:text-properties fo:font-size="9.75pt" officeooo:rsid="002eade5" officeooo:paragraph-rsid="00354903" style:font-size-asian="12pt" style:font-size-complex="12pt"/>
    </style:style>
    <style:style style:name="P86" style:family="paragraph" style:parent-style-name="Preformatted_20_Text">
      <style:paragraph-properties fo:text-align="start" style:justify-single-word="false"/>
      <style:text-properties fo:font-size="9.75pt" officeooo:rsid="002eade5" officeooo:paragraph-rsid="0038b0a9" style:font-size-asian="12pt" style:font-size-complex="12pt"/>
    </style:style>
    <style:style style:name="P87" style:family="paragraph" style:parent-style-name="Preformatted_20_Text">
      <style:paragraph-properties fo:text-align="start" style:justify-single-word="false"/>
      <style:text-properties fo:font-size="9.75pt" officeooo:rsid="002ef7a4" officeooo:paragraph-rsid="002ef7a4" style:font-size-asian="12pt" style:font-size-complex="12pt"/>
    </style:style>
    <style:style style:name="P88" style:family="paragraph" style:parent-style-name="Standard">
      <style:paragraph-properties fo:margin-top="0cm" fo:margin-bottom="0.499cm" loext:contextual-spacing="false"/>
    </style:style>
    <style:style style:name="P89" style:family="paragraph" style:parent-style-name="Text_20_body">
      <style:text-properties officeooo:rsid="005d6806" officeooo:paragraph-rsid="005d6806"/>
    </style:style>
    <style:style style:name="P90" style:family="paragraph" style:parent-style-name="Text_20_body">
      <style:text-properties officeooo:rsid="005d81ab" officeooo:paragraph-rsid="005d81ab"/>
    </style:style>
    <style:style style:name="P91" style:family="paragraph" style:parent-style-name="Standard" style:list-style-name="L1">
      <style:text-properties officeooo:rsid="00132b92" officeooo:paragraph-rsid="00132b92"/>
    </style:style>
    <style:style style:name="P92" style:family="paragraph" style:parent-style-name="Standard" style:list-style-name="L1">
      <style:text-properties officeooo:rsid="000d91bf" officeooo:paragraph-rsid="000d91bf"/>
    </style:style>
    <style:style style:name="P93" style:family="paragraph" style:parent-style-name="Standard" style:list-style-name="L1">
      <style:text-properties officeooo:rsid="00155467" officeooo:paragraph-rsid="00155467"/>
    </style:style>
    <style:style style:name="P94" style:family="paragraph" style:parent-style-name="Standard" style:list-style-name="L1">
      <style:text-properties officeooo:rsid="0016749b" officeooo:paragraph-rsid="0016749b"/>
    </style:style>
    <style:style style:name="P95" style:family="paragraph" style:parent-style-name="Standard" style:list-style-name="L1">
      <style:text-properties officeooo:rsid="001a6e26" officeooo:paragraph-rsid="001a6e26"/>
    </style:style>
    <style:style style:name="P96" style:family="paragraph" style:parent-style-name="Standard" style:list-style-name="L2">
      <style:paragraph-properties fo:text-align="start" style:justify-single-word="false"/>
      <style:text-properties officeooo:rsid="001a6e26" officeooo:paragraph-rsid="001a6e26"/>
    </style:style>
    <style:style style:name="P97" style:family="paragraph" style:parent-style-name="Standard" style:list-style-name="L1">
      <style:text-properties officeooo:rsid="00229587" officeooo:paragraph-rsid="00229587"/>
    </style:style>
    <style:style style:name="P98" style:family="paragraph" style:parent-style-name="Standard" style:list-style-name="L1">
      <style:text-properties officeooo:rsid="00238843" officeooo:paragraph-rsid="00238843"/>
    </style:style>
    <style:style style:name="P99" style:family="paragraph" style:parent-style-name="Standard" style:list-style-name="L1">
      <style:text-properties style:text-underline-style="solid" style:text-underline-width="auto" style:text-underline-color="font-color" officeooo:rsid="00155467" officeooo:paragraph-rsid="00155467"/>
    </style:style>
    <style:style style:name="P100" style:family="paragraph" style:parent-style-name="Standard" style:list-style-name="L3">
      <style:paragraph-properties fo:text-align="start" style:justify-single-word="false"/>
      <style:text-properties fo:font-variant="normal" fo:text-transform="none" style:use-window-font-color="true" style:font-name="inherit" fo:font-size="12.75pt" fo:letter-spacing="normal" fo:font-style="normal" style:text-underline-style="solid" style:text-underline-width="auto" style:text-underline-color="font-color" fo:font-weight="normal" officeooo:rsid="004a9a17" officeooo:paragraph-rsid="004a9a17" style:font-size-asian="12pt" style:font-size-complex="12pt" loext:padding="0cm" loext:border="none"/>
    </style:style>
    <style:style style:name="P101" style:family="paragraph" style:parent-style-name="Standard" style:list-style-name="L3">
      <style:paragraph-properties fo:text-align="start" style:justify-single-word="false"/>
      <style:text-properties fo:font-variant="normal" fo:text-transform="none" style:use-window-font-color="true" style:font-name="inherit" fo:font-size="14pt" fo:letter-spacing="normal" fo:font-style="normal" style:text-underline-style="solid" style:text-underline-width="auto" style:text-underline-color="font-color" fo:font-weight="normal" officeooo:rsid="004a9a17" officeooo:paragraph-rsid="004a9a17" style:font-size-asian="14pt" style:font-size-complex="14pt" loext:padding="0cm" loext:border="none"/>
    </style:style>
    <style:style style:name="P102" style:family="paragraph" style:parent-style-name="Standard" style:list-style-name="L3">
      <style:paragraph-properties fo:text-align="start" style:justify-single-word="false"/>
      <style:text-properties fo:font-variant="normal" fo:text-transform="none" style:use-window-font-color="true" style:font-name="inherit" fo:font-size="14pt" fo:letter-spacing="normal" fo:font-style="normal" style:text-underline-style="solid" style:text-underline-width="auto" style:text-underline-color="font-color" fo:font-weight="normal" officeooo:rsid="004b3383" officeooo:paragraph-rsid="004b3383" style:font-size-asian="14pt" style:font-size-complex="14pt" loext:padding="0cm" loext:border="none"/>
    </style:style>
    <style:style style:name="T1" style:family="text">
      <style:text-properties officeooo:rsid="00147c17"/>
    </style:style>
    <style:style style:name="T2" style:family="text">
      <style:text-properties fo:font-variant="normal" fo:text-transform="none" fo:color="#212529" style:font-name="apple-system" fo:font-size="12pt" fo:letter-spacing="normal" fo:font-style="normal" fo:font-weight="bold"/>
    </style:style>
    <style:style style:name="T3" style:family="text">
      <style:text-properties fo:font-variant="normal" fo:text-transform="none" fo:color="#212529" style:font-name="apple-system" fo:font-size="12pt" fo:letter-spacing="normal" fo:font-style="normal" fo:font-weight="normal"/>
    </style:style>
    <style:style style:name="T4" style:family="text">
      <style:text-properties fo:font-variant="normal" fo:text-transform="none" fo:color="#333333" style:font-name="SFMono-Regular" fo:font-size="10.5pt" fo:letter-spacing="normal" fo:font-style="normal" fo:font-weight="normal" fo:background-color="#f6f8fa" loext:char-shading-value="0" loext:padding="0cm" loext:border="none"/>
    </style:style>
    <style:style style:name="T5" style:family="text">
      <style:text-properties fo:font-variant="normal" fo:text-transform="none" fo:color="#333333" style:font-name="SFMono-Regular" fo:font-size="10.5pt" fo:letter-spacing="normal" fo:font-style="normal" fo:font-weight="normal" officeooo:rsid="0018795e" fo:background-color="#f6f8fa" loext:char-shading-value="0" loext:padding="0cm" loext:border="none"/>
    </style:style>
    <style:style style:name="T6" style:family="text">
      <style:text-properties fo:font-variant="normal" fo:text-transform="none" fo:color="#666666" style:text-line-through-style="none" style:text-line-through-type="none" style:font-name="apple-system1" fo:font-size="9pt" fo:letter-spacing="normal" fo:font-style="normal" style:text-underline-style="none" fo:font-weight="bold" style:text-blinking="false" fo:background-color="#f7f7f7" loext:char-shading-value="0" loext:padding="0cm" loext:border="none"/>
    </style:style>
    <style:style style:name="T7" style:family="text">
      <style:text-properties fo:font-variant="normal" fo:text-transform="none" style:use-window-font-color="true" style:font-name="monospace" fo:letter-spacing="normal" fo:font-style="normal" fo:font-weight="normal"/>
    </style:style>
    <style:style style:name="T8" style:family="text">
      <style:text-properties fo:font-variant="normal" fo:text-transform="none" style:use-window-font-color="true" style:font-name="monospace" fo:letter-spacing="normal" fo:font-style="normal" fo:font-weight="normal" officeooo:rsid="007eb8ae"/>
    </style:style>
    <style:style style:name="T9" style:family="text">
      <style:text-properties fo:font-variant="normal" fo:text-transform="none" style:use-window-font-color="true" style:font-name="monospace" fo:letter-spacing="normal" fo:font-style="normal" fo:font-weight="normal" officeooo:rsid="002d9b46"/>
    </style:style>
    <style:style style:name="T10" style:family="text">
      <style:text-properties fo:font-variant="normal" fo:text-transform="none" style:use-window-font-color="true" style:font-name="monospace" fo:letter-spacing="normal" fo:font-style="normal" fo:font-weight="normal" officeooo:rsid="002e0a16"/>
    </style:style>
    <style:style style:name="T11" style:family="text">
      <style:text-properties fo:font-variant="normal" fo:text-transform="none" style:use-window-font-color="true" style:font-name="monospace" fo:letter-spacing="normal" fo:font-style="normal" fo:font-weight="normal" officeooo:rsid="002eade5"/>
    </style:style>
    <style:style style:name="T12" style:family="text">
      <style:text-properties fo:font-variant="normal" fo:text-transform="none" style:use-window-font-color="true" style:font-name="monospace" fo:letter-spacing="normal" fo:font-style="normal" fo:font-weight="normal" officeooo:rsid="00309af7"/>
    </style:style>
    <style:style style:name="T13" style:family="text">
      <style:text-properties fo:font-variant="normal" fo:text-transform="none" style:use-window-font-color="true" style:font-name="monospace" fo:letter-spacing="normal" fo:font-style="normal" fo:font-weight="normal" officeooo:rsid="0036d167"/>
    </style:style>
    <style:style style:name="T14" style:family="text">
      <style:text-properties fo:font-variant="normal" fo:text-transform="none" fo:color="#800080" style:font-name="Monaco" fo:font-size="9pt" fo:letter-spacing="normal" fo:font-style="normal" fo:font-weight="bold"/>
    </style:style>
    <style:style style:name="T15" style:family="text">
      <style:text-properties fo:font-variant="normal" fo:text-transform="none" fo:color="#000000" style:font-name="Monaco" fo:font-size="9pt" fo:letter-spacing="normal" fo:font-style="normal" fo:font-weight="bold"/>
    </style:style>
    <style:style style:name="T16" style:family="text">
      <style:text-properties officeooo:rsid="0018795e"/>
    </style:style>
    <style:style style:name="T17" style:family="text">
      <style:text-properties officeooo:rsid="001a6e26"/>
    </style:style>
    <style:style style:name="T18" style:family="text">
      <style:text-properties fo:color="#d73a49" style:font-name="SFMono-Regular1" fo:font-size="9pt" officeooo:rsid="002b6441" loext:padding="0cm" loext:border="none"/>
    </style:style>
    <style:style style:name="T19" style:family="text">
      <style:text-properties fo:color="#d73a49" style:font-name="SFMono-Regular1" fo:font-size="9pt" loext:padding="0cm" loext:border="none"/>
    </style:style>
    <style:style style:name="T20" style:family="text">
      <style:text-properties fo:color="#005cc5" style:font-name="SFMono-Regular1" fo:font-size="9pt" officeooo:rsid="002b6441" loext:padding="0cm" loext:border="none"/>
    </style:style>
    <style:style style:name="T21" style:family="text">
      <style:text-properties officeooo:rsid="002b6441"/>
    </style:style>
    <style:style style:name="T22" style:family="text">
      <style:text-properties fo:color="#24292e" style:font-name="SFMono-Regular1" fo:font-size="9pt"/>
    </style:style>
    <style:style style:name="T23" style:family="text">
      <style:text-properties fo:color="#24292e" style:font-name="SFMono-Regular1" fo:font-size="9pt" officeooo:rsid="002b6441"/>
    </style:style>
    <style:style style:name="T24" style:family="text">
      <style:text-properties fo:font-size="12pt" officeooo:rsid="0029ac96" style:font-size-asian="10.5pt" style:font-size-complex="12pt"/>
    </style:style>
    <style:style style:name="T25" style:family="text">
      <style:text-properties fo:color="#800080" style:font-name="inherit" loext:padding="0cm" loext:border="none"/>
    </style:style>
    <style:style style:name="T26" style:family="text">
      <style:text-properties fo:color="#006fe0" style:font-name="inherit" loext:padding="0cm" loext:border="none"/>
    </style:style>
    <style:style style:name="T27" style:family="text">
      <style:text-properties fo:color="#006fe0" style:font-name="inherit" officeooo:rsid="00339a69" loext:padding="0cm" loext:border="none"/>
    </style:style>
    <style:style style:name="T28" style:family="text">
      <style:text-properties style:font-name="inherit" loext:padding="0cm" loext:border="none"/>
    </style:style>
    <style:style style:name="T29" style:family="text">
      <style:text-properties officeooo:rsid="00354903"/>
    </style:style>
    <style:style style:name="T30" style:family="text">
      <style:text-properties officeooo:rsid="0038b0a9"/>
    </style:style>
    <style:style style:name="T31" style:family="text">
      <style:text-properties officeooo:rsid="003e0d5e"/>
    </style:style>
    <style:style style:name="T32" style:family="text">
      <style:text-properties fo:font-size="14pt" style:font-size-asian="14pt" style:font-size-complex="14pt"/>
    </style:style>
    <style:style style:name="T33" style:family="text">
      <style:text-properties fo:font-size="14pt" officeooo:rsid="004cafe8" style:font-size-asian="14pt" style:font-size-complex="14pt"/>
    </style:style>
    <style:style style:name="T34" style:family="text">
      <style:text-properties officeooo:rsid="005d6806"/>
    </style:style>
    <style:style style:name="T35" style:family="text">
      <style:text-properties fo:color="#1f1d1d" fo:font-size="11.25pt" fo:font-weight="bold"/>
    </style:style>
    <style:style style:name="fr1"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dfdfd"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es septiembre</text:p>
      <text:p text:style-name="P4">3 de septiembre</text:p>
      <text:p text:style-name="P4"/>
      <text:list xml:id="list489156400641860762" text:style-name="L1">
        <text:list-item>
          <text:p text:style-name="P91">cobrar el boleto</text:p>
        </text:list-item>
        <text:list-item>
          <text:p text:style-name="P92">ahora es poner la hora en el programa</text:p>
        </text:list-item>
        <text:list-item>
          <text:p text:style-name="P92">despues poner los descuentos</text:p>
        </text:list-item>
        <text:list-item>
          <text:p text:style-name="P92">despues poner en el raspberry el programa </text:p>
          <text:p text:style-name="P92"><text:tab/>configurando el disco duro</text:p>
        </text:list-item>
        <text:list-item>
          <text:p text:style-name="P92">poner los lectores del ultrasonido en el programa de respberry</text:p>
        </text:list-item>
        <text:list-item>
          <text:p text:style-name="P93">poner el comprobante de cobro</text:p>
        </text:list-item>
        <text:list-item>
          <text:p text:style-name="P94">revisar los cortes con numero de boletos y cantidad y reimprimir</text:p>
        </text:list-item>
        <text:list-item>
          <text:p text:style-name="P94">imprimir corte</text:p>
        </text:list-item>
        <text:list-item>
          <text:p text:style-name="P95">agrandar el tamaño</text:p>
        </text:list-item>
        <text:list-item>
          <text:p text:style-name="P97">capturar datos del auto</text:p>
        </text:list-item>
        <text:list-item>
          <text:p text:style-name="P98">cuando borrar las etiquetas</text:p>
        </text:list-item>
        <text:list-item>
          <text:p text:style-name="P98"/>
          <text:p text:style-name="P99"/>
        </text:list-item>
      </text:list>
      <text:p text:style-name="P1">la verdad no entiendo bien las clases</text:p>
      <text:p text:style-name="P1">y las funciones</text:p>
      <text:p text:style-name="P1">creo que lo voy a hacer en el otro archivos</text:p>
      <text:p text:style-name="P2">la clase tiene funciones que son <text:span text:style-name="T16">métodos</text:span></text:p>
      <text:p text:style-name="P2">y las variab<text:span text:style-name="T16">les</text:span> son atributos</text:p>
      <text:p text:style-name="P2">los atributos del objeto se diferencian del objeto con self</text:p>
      <text:p text:style-name="P2">*<text:span text:style-name="T1">hay que quitar los comparativos de los 15 minutos</text:span></text:p>
      <text:p text:style-name="P12">hay que usar el formato para quitar las cosas que no quieres en el string</text:p>
      <text:p text:style-name="P7"><text:span text:style-name="T1"><text:s/></text:span><text:span text:style-name="Strong_20_Emphasis"><text:span text:style-name="T2">Método</text:span></text:span><text:span text:style-name="T3">: </text:span><text:span text:style-name="Source_20_Text"><text:span text:style-name="T4">strip(["</text:span></text:span><text:span text:style-name="Source_20_Text"><text:span text:style-name="T5">carácter</text:span></text:span><text:span text:style-name="Source_20_Text"><text:span text:style-name="T4">"])</text:span></text:span></text:p>
      <text:p text:style-name="P54"><text:span text:style-name="Strong_20_Emphasis"><text:span text:style-name="T2">Retorna</text:span></text:span><text:span text:style-name="T3">: la cadena sustituida.</text:span></text:p>
      <text:p text:style-name="P4">Para sumar deben ser los dos enteros pero para imprimir tienen que ser string creo</text:p>
      <text:p text:style-name="P4">eso me llevo un buen porque el <text:span text:style-name="T16">máximo</text:span> numero en la base de datos viene en string y hay que pasarlo a entero pero para que se imprima en la impresora debe ser en string</text:p>
      <text:p text:style-name="P5">estaba cansado se nota pero ahora creo ya poder entender mejor ya se que son las clases son objetos que encapsulan otros objetos como <text:span text:style-name="T16">métodos</text:span> y atributos <text:s/>funciones y variables</text:p>
      <text:p text:style-name="P6"><text:span text:style-name="T17">miércoles 4 de septiembre del 2019</text:span> </text:p>
      <text:p text:style-name="P8">ya vi lo del reloj pero no refresca por lo menos ya lo despliega que no es mucho avanse porque lo mismo lo pude hacer con el obtener la fecha del dia de hoy, bueno inicio con </text:p>
      <text:list xml:id="list9192943494422396207" text:style-name="L2">
        <text:list-item>
          <text:p text:style-name="P96">cobrar el boleto</text:p>
        </text:list-item>
      </text:list>
      <text:p text:style-name="P9">fechaEntromasuno1</text:p>
      <text:p text:style-name="P10">al cobrar el boleto tuve que quitar la fecha para que solo pueda generar el ultimo y lo mismo hay que poner en string luego en entero y al compararlo en la base de datos tambien es string</text:p>
      <text:p text:style-name="P10"/>
      <text:p text:style-name="P11">para reducir el tamaño en </text:p>
      <text:p text:style-name="P13">viernes 6 de septiembre del 2019</text:p>
      <text:p text:style-name="P13">poner los descuentos pero tengo que ir a zaragoza por los manometros</text:p>
      <text:p text:style-name="P13">TT TORITORI 000001</text:p>
      <text:p text:style-name="P13"/>
      <text:p text:style-name="P14">para poner el descuento </text:p>
      <text:p text:style-name="P14"><text:soft-page-break/>primero debo leer en el mismo del folio</text:p>
      <text:p text:style-name="P14">poner una condicion midiendo el string donde debe medir primero el folio </text:p>
      <text:p text:style-name="P14">y luego el descuento y avisando quiza con una msg desplegable</text:p>
      <text:p text:style-name="P14">que tenga oportunidad de volver a leerlo</text:p>
      <text:p text:style-name="P15">cuando no tiene nada es decir que lo borraron los botones no deben hacer nada actualmente pone debe ser cobrado y pone algo <text:s/>mas revisar***</text:p>
      <text:p text:style-name="P16">sabado 7 de septiembre del 2019</text:p>
      <text:p text:style-name="P17">2019’09’04 18Ñ03Ñ22.304525100</text:p>
      <text:p text:style-name="P17">TT TORITORI 000002</text:p>
      <text:p text:style-name="P52"><text:span text:style-name="T24">ST STARBUCKS 000001</text:span><text:a xlink:type="simple" xlink:href="https://gist.github.com/parzibyte/362a95e9fe8d21dca0a41feccdcaf038/raw/982d83a1758291676f4509b4ab9c0ebd5b4088c0/crear_tabla.sql" text:style-name="Internet_20_link" text:visited-style-name="Visited_20_Internet_20_Link"><text:span text:style-name="T6">view raw</text:span></text:a></text:p>
      <text:p text:style-name="P19">creamos la tabla para almacenar las promociones ya leidas</text:p>
      <text:p text:style-name="P18"/>
      <text:p text:style-name="P18">CREATE TABLE IF NOT EXISTS <text:span text:style-name="T21">promociones</text:span>(</text:p>
      <text:section text:style-name="Sect1" text:name="crayon-5d41d078c0fa2400096701-2">
        <text:p text:style-name="P50">id BIGINT UNSIGNED AUTO_INCREMENT NOT NULL,</text:p>
      </text:section>
      <text:section text:style-name="Sect1" text:name="crayon-5d41d078c0fa2400096701-3">
        <text:p text:style-name="P50"><text:span text:style-name="T21">Seuso DATETIME NOT NULL </text:span>,</text:p>
      </text:section>
      <text:section text:style-name="Sect1" text:name="crayon-5d41d078c0fa2400096701-4">
        <text:p text:style-name="P50"><text:span text:style-name="T21">procedencia </text:span><text:span text:style-name="T18">VARCHAR</text:span><text:span text:style-name="T23">(</text:span><text:span text:style-name="T20">255</text:span><text:span text:style-name="T23">) </text:span><text:span text:style-name="T18">NOT</text:span><text:span text:style-name="T23"> </text:span><text:span text:style-name="T18">NULL</text:span><text:span text:style-name="T23">,</text:span></text:p>
        <text:p text:style-name="P51"><text:span text:style-name="T22">FolioBoleto </text:span><text:span text:style-name="T19">SMALLINT</text:span><text:span text:style-name="T22"> </text:span><text:span text:style-name="T19">NOT</text:span><text:span text:style-name="T22"> </text:span><text:span text:style-name="T19">NULL</text:span><text:span text:style-name="T22">,</text:span></text:p>
        <text:p text:style-name="P51"><text:span text:style-name="T22">Importe <text:s/></text:span><text:span text:style-name="T19">SMALLINT,</text:span></text:p>
      </text:section>
      <text:section text:style-name="Sect1" text:name="crayon-5d41d078c0fa2400096701-5">
        <text:p text:style-name="P50">PRIMARY KEY(id)</text:p>
      </text:section>
      <text:section text:style-name="Sect1" text:name="crayon-5d41d078c0fa2400096701-6">
        <text:p text:style-name="P50">);</text:p>
      </text:section>
      <text:p text:style-name="P57"/>
      <text:p text:style-name="P81"><text:span text:style-name="T7"><text:s/></text:span><text:span text:style-name="T8">La instrucción par</text:span><text:span text:style-name="T9">a obtener los últimos datos=datos[26:]</text:span></text:p>
      <text:p text:style-name="P58"/>
      <text:p text:style-name="P61">lunes 9 de septiembre </text:p>
      <text:p text:style-name="P61">protasis</text:p>
      <text:p text:style-name="P61">promociones</text:p>
      <text:p text:style-name="P61">tamaño</text:p>
      <text:p text:style-name="P61">sensores</text:p>
      <text:p text:style-name="P84"><text:span text:style-name="T10">i</text:span><text:span text:style-name="T7">mpresiones </text:span></text:p>
      <text:p text:style-name="P82"><text:span text:style-name="T10">black berri</text:span><text:span text:style-name="T11">SSS</text:span></text:p>
      <text:p text:style-name="P66"/>
      <text:p text:style-name="P87"><text:span text:style-name="T11">H</text:span><text:span text:style-name="T7">ACER LO DEL AGUA</text:span></text:p>
      <text:p text:style-name="P67">HABLAR A TERE</text:p>
      <text:p text:style-name="P67">HABLAR A JAVI</text:p>
      <text:p text:style-name="P87"><text:span text:style-name="T7">HABLAR A ABEL </text:span><text:span text:style-name="T12">el programador de la iglesia</text:span></text:p>
      <text:p text:style-name="P68">hace lo del elevador</text:p>
      <text:p text:style-name="P68"/>
      <text:p text:style-name="P69">ok ya inicie a hacer las promociones pero tengo un problema en la linea 492 necesito poner dos valores para que actualize y me borra de donde viene el descuentos</text:p>
      <text:p text:style-name="P69"/>
      <text:p text:style-name="P69">ya identifica la promocion me falta poner en la tabla los boletos que ya han sido cobrados</text:p>
      <text:p text:style-name="P69"/>
      <text:p text:style-name="P70">no se usar variables globales por eso uso cajas de texto</text:p>
      <text:p text:style-name="P71">martes 10 de septiembe</text:p>
      <text:p text:style-name="P72">ver cuando en el corte guarda los valores de tipo de corte</text:p>
      <text:p text:style-name="P59"/>
      <text:section text:style-name="Sect2" text:name="crayon-5d77ccb55d95d584353318">
        <table:table table:name="Tabla1" table:style-name="Tabla1">
          <table:table-column table:style-name="Tabla1.A"/>
          <table:table-row>
            <table:table-cell table:style-name="Tabla1.A1" office:value-type="string">
              <text:section text:style-name="Sect1" text:name="crayon-5d77ccb55d95d584353318-1">
                <text:p text:style-name="P55"><text:span text:style-name="T25">ALTER</text:span><text:span text:style-name="T26"> </text:span><text:span text:style-name="T25">TABLE</text:span><text:span text:style-name="T26"> </text:span><text:span text:style-name="T27">Entradas</text:span><text:span text:style-name="T26"> </text:span><text:span text:style-name="T25">ADD</text:span><text:span text:style-name="T26"> </text:span><text:span text:style-name="T27">vobo</text:span><text:span text:style-name="T26"> </text:span><text:span text:style-name="T14">VARCHAR</text:span><text:span text:style-name="T15">(5)</text:span><text:span text:style-name="T28">;</text:span></text:p>
              </text:section>
            </table:table-cell>
          </table:table-row>
        </table:table>
      </text:section>
      <text:p text:style-name="P53"><text:line-break/><text:span text:style-name="T29">Ya hace las promociones me falta que guarde para que no se repitan los codigos</text:span></text:p>
      <text:p text:style-name="P20">me falta</text:p>
      <text:p text:style-name="P62">tamaño</text:p>
      <text:p text:style-name="P62">sensores</text:p>
      <text:p text:style-name="P85"><text:span text:style-name="T10">i</text:span><text:span text:style-name="T7">mpresiones </text:span></text:p>
      <text:p text:style-name="P83"><text:span text:style-name="T10">black berri</text:span><text:span text:style-name="T11">SSS <text:s text:c="15"/></text:span><text:span text:style-name="T13">PROTASIS</text:span></text:p>
      <text:p text:style-name="P73"><text:soft-page-break/>MIÉRCOLES 11 DE SEPTIEMBRE DEL 2019</text:p>
      <text:p text:style-name="P74">REVISEMOS EL TAMAÑO ESPERO NO TARDARME MUCHO</text:p>
      <text:p text:style-name="P74"/>
      <text:p text:style-name="P74"/>
      <text:p text:style-name="P74"/>
      <text:p text:style-name="P22">jueves 12 de septiembre</text:p>
      <text:p text:style-name="P22">puse la fecha en el boleto</text:p>
      <text:p text:style-name="P22">puse el campo de placas</text:p>
      <text:p text:style-name="P21"><text:span text:style-name="T30">puse mas grande </text:span><text:s/></text:p>
      <text:p text:style-name="P22">me falta</text:p>
      <text:p text:style-name="P63">sensores</text:p>
      <text:p text:style-name="P86"><text:span text:style-name="T10">i</text:span><text:span text:style-name="T7">mpresiones </text:span></text:p>
      <text:p text:style-name="P64">black berriSSS <text:s text:c="3"/></text:p>
      <text:p text:style-name="P60"/>
      <text:p text:style-name="P75">ya imprime saca un error cuando se cobra alguno revisar</text:p>
      <text:p text:style-name="P75">los cortes faltan poner los autos que salen</text:p>
      <text:p text:style-name="P75">el corte falta afinar cierta impresiones</text:p>
      <text:p text:style-name="P75">creo que mañana hago sensores e impresiones</text:p>
      <text:p text:style-name="P75">seria genial ponerlo en la raspberry</text:p>
      <text:p text:style-name="P75"/>
      <text:p text:style-name="P75"/>
      <text:p text:style-name="P75">protasis</text:p>
      <text:p text:style-name="P75">promociones revisar</text:p>
      <text:p text:style-name="P75">tamaño ya quedo</text:p>
      <text:p text:style-name="P75">sensores falta</text:p>
      <text:p text:style-name="P75">impresion revisar lo anterior</text:p>
      <text:p text:style-name="P75"/>
      <text:p text:style-name="P76">viernes 13 de septiembre </text:p>
      <text:p text:style-name="P76">revisar la <text:span text:style-name="T31">impresión</text:span> del corte</text:p>
      <text:p text:style-name="P76">sensores</text:p>
      <text:p text:style-name="P76">hablar con Javi</text:p>
      <text:p text:style-name="P76">hablar con Eduardo</text:p>
      <text:p text:style-name="P76">hablar con Tere.</text:p>
      <text:p text:style-name="P77">Listo ahora el sensores</text:p>
      <text:p text:style-name="P77"/>
      <text:p text:style-name="P77"/>
      <text:p text:style-name="P77"/>
      <text:p text:style-name="P77"/>
      <text:p text:style-name="P78">compresor1 <text:s text:c="12"/>500</text:p>
      <text:p text:style-name="P78">compresor2 <text:s text:c="12"/>500</text:p>
      <text:p text:style-name="P78">manometros de carga <text:s text:c="3"/>750</text:p>
      <text:p text:style-name="P78">manometro fijo <text:s text:c="8"/>350 </text:p>
      <text:p text:style-name="P78">evaporador <text:s text:c="12"/>500</text:p>
      <text:p text:style-name="P78">condensador <text:s text:c="11"/>500</text:p>
      <text:p text:style-name="P78">ventilador <text:s text:c="10"/>1,500</text:p>
      <text:p text:style-name="P78">raspberry <text:s text:c="11"/>1,200</text:p>
      <text:p text:style-name="P78">monitor <text:s text:c="13"/>2,000</text:p>
      <text:p text:style-name="P78">recipientes </text:p>
      <text:p text:style-name="P78">recirculantes <text:s text:c="7"/>1,800</text:p>
      <text:p text:style-name="P78">recipiente captacion <text:s text:c="2"/>500</text:p>
      <text:p text:style-name="P78">gas refrigerante <text:s text:c="6"/>400</text:p>
      <text:p text:style-name="P78">total <text:s text:c="14"/>10,500 <text:s text:c="2"/></text:p>
      <text:p text:style-name="P78"><text:s text:c="2"/></text:p>
      <text:p text:style-name="P78"/>
      <text:p text:style-name="P78"/>
      <text:p text:style-name="P76"/>
      <text:p text:style-name="P76"/>
      <text:p text:style-name="P76"/>
      <text:p text:style-name="P65"><text:s text:c="12"/></text:p>
      <text:p text:style-name="P79"><text:soft-page-break/><text:tab/><text:tab/><text:tab/>hoy martes 17 de septiembre</text:p>
      <text:p text:style-name="P79">hacer lo de la cotizacion de merida</text:p>
      <text:p text:style-name="P79">imprimir el corte con autos cobrados</text:p>
      <text:p text:style-name="P79">hablar con javi y eduardo</text:p>
      <text:p text:style-name="P79">hacer lo del sensor ultrasonido y pasarlo alraspberry</text:p>
      <text:p text:style-name="P79">poner el programa junto con su base de datos en la raspberry</text:p>
      <text:p text:style-name="P48"/>
      <text:p text:style-name="P49">update Cortes set FechaFin='2019-09-17 11:42:23' where Folio = 104;</text:p>
      <text:p text:style-name="P23">con este modifique el dato de la ultima fecha porque que tenia al final 00 pero eso me marco un error</text:p>
      <text:p text:style-name="P24">si vuelve a poner el 00 me pondra error</text:p>
      <text:p text:style-name="P24">me estaba poniendo en corte fecha final en inicial pero ya, solo esta desfazada la fecha final un poquito por que toma la del momento vere como le hago</text:p>
      <text:p text:style-name="P24">pero sigue sin imprimir los datos de los autos cobrados</text:p>
      <text:p text:style-name="P25">se me presento un problema con las fechas de inicio y final del corte que me llevo mas de dos horas</text:p>
      <text:p text:style-name="P25">y sigue sin imprimir el los boletos que se cobraron en el corte se los brinca</text:p>
      <text:p text:style-name="P26">probe el sensor de ultrasonido y no me dejo cargar los dos</text:p>
      <text:p text:style-name="P28">m<text:span text:style-name="T32">iercoles 18 de septiembre del 2019 11:13 am</text:span></text:p>
      <text:p text:style-name="P45">hoy veremos porque no imprime parece que lo borraro</text:p>
      <text:p text:style-name="P45">tambien el circuito del sensores</text:p>
      <text:p text:style-name="P45">hablaremos con alberto de que tengo una nueva mas rapido lo que hace que no tengamos que almacenar tanto y es con vacio</text:p>
      <text:p text:style-name="P45">que necesito una fuente de ingreso pueden ser los programas</text:p>
      <text:p text:style-name="P45">la otra es poner el sistema en la empresa amigo de bernardo</text:p>
      <text:p text:style-name="P45">y la ideal es poner el sistema en un lugar donde tenga participacion </text:p>
      <text:p text:style-name="P45">por otro lado los elevadores estoy cotizando porque el de merida quiere el sistema unirnos para hacer los diagramas con uno que maneje el autocad <text:s/>y hacer el propio con inteligencia artificial</text:p>
      <text:p text:style-name="P45">terminar lo del cajero pero por falta de recursos </text:p>
      <text:p text:style-name="P45"/>
      <text:p text:style-name="P27"><text:span text:style-name="T32">en una palabra la </text:span><text:span text:style-name="T33">solución</text:span><text:span text:style-name="T32"> es la unidad hace la fuerza</text:span></text:p>
      <text:p text:style-name="P46"/>
      <text:list xml:id="list8237197036286571528" text:style-name="L3">
        <text:list-item>
          <text:p text:style-name="P100"><text:span text:style-name="T32">hay que poner un </text:span><text:span text:style-name="T33">botón</text:span><text:span text:style-name="T32"> para salir</text:span></text:p>
        </text:list-item>
        <text:list-item>
          <text:p text:style-name="P101">tambien hay que reimprimir boletos y cortes</text:p>
        </text:list-item>
        <text:list-item>
          <text:p text:style-name="P101">hay que imprimir comprobante de pago</text:p>
        </text:list-item>
        <text:list-item>
          <text:p text:style-name="P102">saca una advertencia cuando son mas de uno en la impresion</text:p>
        </text:list-item>
      </text:list>
      <text:p text:style-name="P29">guardar las promociones que no se vuelvan a cobrar</text:p>
      <text:p text:style-name="P29">poner cuantas promociones tiene</text:p>
      <text:p text:style-name="P29">poner cuantos tickets fueron cobrados</text:p>
      <text:p text:style-name="P29">poner folio inicial y final</text:p>
      <text:p text:style-name="P29">poner cuantos autos hay dentro</text:p>
      <text:p text:style-name="P29"><text:s/></text:p>
      <text:p text:style-name="P30">hacer el cobro quitando pasos</text:p>
      <text:p text:style-name="P31"><text:soft-page-break/>impresion de cortes por numero o por fecha</text:p>
      <text:p text:style-name="P32"/>
      <text:p text:style-name="P32">viernes 20 de septiembre</text:p>
      <text:p text:style-name="P32">llegue tarde pero ya esta sensando ahora hacer el programa para que cuente pero no se si de la distancia tengo que medir la distancia maxima</text:p>
      <text:p text:style-name="P32">me dijo alberto antier que le dijera cuanto es para lo del baño, que propuesta le debo hacer a bernardo, que pasaria con javi</text:p>
      <text:p text:style-name="P32"/>
      <text:p text:style-name="P33">bueno ya que quede el programa para contar hay que comunicarlo con el raspberry cuando ya este corriendo el programa en la raspberry <text:s/>seria bueno subir el programa a la nube</text:p>
      <text:p text:style-name="P33"/>
      <text:p text:style-name="P34">lunes 23 de septiembre</text:p>
      <text:p text:style-name="P35">creo que ya cuenta hay que revisar porque no regresa a 0</text:p>
      <text:p text:style-name="P35">cuando se regres el vehiculo incluso cuando avanza un poco mas no se regresa hay que verlo con calma pero ya me tengo que ir a recoger el libro</text:p>
      <text:p text:style-name="P35">mañana termino de ver los sensores y me paso a meterlo a la raspberry y la comunicación ademas de las impresiones que me faltan <text:s/>cuatro cosas me faltan repasar mañana</text:p>
      <text:p text:style-name="P36">ayer martes termine lo de los sensores </text:p>
      <text:p text:style-name="P37">hoy miercoles 25 de septiembre </text:p>
      <text:p text:style-name="P36">estoy terminando lo de la carga en raspberry</text:p>
      <text:p text:style-name="P36">le pongo en la raspberry el programa y la base de datos en el disco duro</text:p>
      <text:p text:style-name="P36">luego comunicación con arduino y raspberry</text:p>
      <text:p text:style-name="P36">al ultimo impresiones</text:p>
      <text:p text:style-name="P36">mientras carga la raspberry voy a poner lo del eduardo</text:p>
      <text:p text:style-name="P38">con esta pagina formateo el disco duro</text:p>
      <text:p text:style-name="P38"><text:a xlink:type="simple" xlink:href="https://computernewage.com/2018/05/29/formatear-disco-duro-linux-opciones-avanzadas/" text:style-name="Internet_20_link" text:visited-style-name="Visited_20_Internet_20_Link">https://computernewage.com/2018/05/29/formatear-disco-duro-linux-opciones-avanzadas/</text:a></text:p>
      <text:p text:style-name="P39">con esta pagina lo monto y me enseñña a particionarlo</text:p>
      <text:p text:style-name="P39"><text:a xlink:type="simple" xlink:href="https://www.linuxtotal.com.mx/index.php?cont=info_admon_001" text:style-name="Internet_20_link" text:visited-style-name="Visited_20_Internet_20_Link">https://www.linuxtotal.com.mx/index.php?cont=info_admon_001</text:a></text:p>
      <text:p text:style-name="P40">con esto me dice como montarla el arranque en el usb disco duro externo</text:p>
      <text:p text:style-name="P40"><text:a xlink:type="simple" xlink:href="https://picodotdev.github.io/blog-bitix/2014/01/iniciar-la-raspberry-pi-desde-un-disco-o-memoria-usb/" text:style-name="Internet_20_link" text:visited-style-name="Visited_20_Internet_20_Link">https://picodotdev.github.io/blog-bitix/2014/01/iniciar-la-raspberry-pi-desde-un-disco-o-memoria-usb/</text:a></text:p>
      <text:p text:style-name="P41">esta es un video</text:p>
      <text:p text:style-name="P40"><text:a xlink:type="simple" xlink:href="https://www.youtube.com/watch?v=YxWzC5qWvvU" text:style-name="Internet_20_link" text:visited-style-name="Visited_20_Internet_20_Link">https://www.youtube.com/watch?v=YxWzC5qWvvU</text:a></text:p>
      <text:p text:style-name="P42">con esto mostramos los discos duros </text:p>
      <text:p text:style-name="P47"><text:line-break/><draw:frame draw:style-name="fr1" draw:name="Objeto1" text:anchor-type="as-char" svg:width="19.262cm" svg:height="2.381cm" draw:z-index="0"><draw:floating-frame xlink:href="https://tpc.googlesyndication.com/safeframe/1-0-35/html/container.html" xlink:type="simple" xlink:show="embed" xlink:actuate="onLoad"/></draw:frame></text:p>
      <text:p text:style-name="P88"/>
      <text:h text:style-name="P56" text:outline-level="1"><text:bookmark text:name="ezoic-pub-ad-placeholder-119"/><text:soft-page-break/>Comandos Linux para Discos duros y particiones</text:h>
      <text:p text:style-name="P42"><text:a xlink:type="simple" xlink:href="https://eltallerdelbit.com/comandos-linux-discos-duros-particiones/" text:style-name="Internet_20_link" text:visited-style-name="Visited_20_Internet_20_Link">https://eltallerdelbit.com/comandos-linux-discos-duros-particiones/</text:a></text:p>
      <text:p text:style-name="P43"><text:s/>jueves puse el manejador de la base de datos en la raspberry no se donde lo <text:s/>esta poniendo</text:p>
      <text:p text:style-name="P43">espero en el disco duro aunque no creo</text:p>
      <text:p text:style-name="P44">con esta pagina puse la base</text:p>
      <text:p text:style-name="P44"><text:a xlink:type="simple" xlink:href="https://tecadmin.net/install-mariadb-10-on-ubuntu/" text:style-name="Internet_20_link" text:visited-style-name="Visited_20_Internet_20_Link">https://tecadmin.net/install-mariadb-10-on-ubuntu/</text:a></text:p>
      <text:p text:style-name="P44">con este no entrada</text:p>
      <text:p text:style-name="P80"><text:span text:style-name="Strong_20_Emphasis"><text:span text:style-name="T35">mysql -u root -p </text:span></text:span></text:p>
      <text:p text:style-name="Text_20_body"><text:line-break/><text:span text:style-name="T34">entra con sudo mysql -u root <text:s/>-p <text:s/>–h <text:s/>localhost</text:span></text:p>
      <text:p text:style-name="Text_20_body"/>
      <text:p text:style-name="P89">con esta pagina creo trae datos interesantes para manejar la base de datos</text:p>
      <text:p text:style-name="P89"><text:a xlink:type="simple" xlink:href="https://programarfacil.com/podcast/como-hacer-raspberry-pi-proyectos-diy/" text:style-name="Internet_20_link" text:visited-style-name="Visited_20_Internet_20_Link">https://programarfacil.com/podcast/como-hacer-raspberry-pi-proyectos-diy/</text:a></text:p>
      <text:p text:style-name="P90">viernes 27 de septiemb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onacoRegular, 'Courier New', monospace"/>
    <style:font-face style:name="SFMono-Regular1" svg:font-family="SFMono-Regular, Consolas, 'Liberation Mono', Menlo, monospace"/>
    <style:font-face style:name="SFMono-Regular" svg:font-family="SFMono-Regular, Menlo, Monaco, Consolas, 'Liberation Mono', 'Courier New', monospace"/>
    <style:font-face style:name="apple-system1" svg:font-family="apple-system, BlinkMacSystemFont, 'Segoe UI', Helvetica, Arial, sans-serif, 'Apple Color Emoji', 'Segoe UI Emoji', 'Segoe UI Symbol'"/>
    <style:font-face style:name="apple-system" svg:font-family="apple-system, BlinkMacSystemFont, 'Segoe UI', Roboto, 'Helvetica Neue', Arial, 'Noto Sans', sans-serif"/>
    <style:font-face style:name="inherit" svg:font-family="inherit"/>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2:14:00.349857984</meta:creation-date>
    <dc:date>2019-09-27T17:42:08.567038213</dc:date>
    <meta:editing-duration>PT13H31M46S</meta:editing-duration>
    <meta:editing-cycles>25</meta:editing-cycles>
    <meta:generator>LibreOffice/5.1.6.2$Linux_X86_64 LibreOffice_project/10m0$Build-2</meta:generator>
    <meta:document-statistic meta:table-count="1" meta:image-count="0" meta:object-count="1" meta:page-count="6" meta:paragraph-count="198" meta:word-count="1467" meta:character-count="8692" meta:non-whitespace-character-count="7237"/>
  </office:meta>
</office:document-meta>
</file>